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>Sein oder Nichtsein; das ist hier die Frage:<text:line-break/>Obs edler im Gemüt, die Pfeil und Schleudern<text:line-break/>Des wütenden Geschicks erdulden oder,<text:line-break/>Sich waffnend gegen eine See von Plagen,<text:line-break/>Durch Widerstand sie enden? Sterben – schlafen –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20S</meta:editing-duration>
    <meta:editing-cycles>3</meta:editing-cycles>
    <meta:generator>OpenOffice.org/3.2$Win32 OpenOffice.org_project/320m18$Build-9502</meta:generator>
    <dc:date>2011-06-29T16:39:58.55</dc:date>
    <meta:document-statistic meta:table-count="0" meta:image-count="0" meta:object-count="0" meta:page-count="1" meta:paragraph-count="1" meta:word-count="36" meta:character-count="218"/>
    <dc:creator>Sabine Polko</dc:creator>
    <meta:user-defined meta:name="Info 1"/>
    <meta:user-defined meta:name="Info 2"/>
    <meta:user-defined meta:name="Info 3"/>
    <meta:user-defined meta:name="Info 4"/>
  </office:meta>
</office:document-meta>
</file>